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5.101cm" fo:margin-left="2.466cm" table:align="left"/>
    </style:style>
    <style:style style:name="Tabelle1.A" style:family="table-column">
      <style:table-column-properties style:column-width="0.931cm"/>
    </style:style>
    <style:style style:name="Tabelle1.B" style:family="table-column">
      <style:table-column-properties style:column-width="1.069cm"/>
    </style:style>
    <style:style style:name="Tabelle1.C" style:family="table-column">
      <style:table-column-properties style:column-width="1.101cm"/>
    </style:style>
    <style:style style:name="Tabelle1.D" style:family="table-column">
      <style:table-column-properties style:column-width="0.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5e181" officeooo:paragraph-rsid="0025e181"/>
    </style:style>
    <style:style style:name="P2" style:family="paragraph" style:parent-style-name="Text_20_body">
      <style:text-properties officeooo:rsid="003823f2" officeooo:paragraph-rsid="003823f2"/>
    </style:style>
    <style:style style:name="P3" style:family="paragraph" style:parent-style-name="Text_20_body">
      <style:text-properties officeooo:rsid="00394504" officeooo:paragraph-rsid="00394504"/>
    </style:style>
    <style:style style:name="P4" style:family="paragraph" style:parent-style-name="Text_20_body">
      <style:text-properties officeooo:rsid="0039963b" officeooo:paragraph-rsid="0039963b"/>
    </style:style>
    <style:style style:name="P5" style:family="paragraph" style:parent-style-name="Text_20_body">
      <style:text-properties officeooo:paragraph-rsid="0025e181"/>
    </style:style>
    <style:style style:name="P6" style:family="paragraph" style:parent-style-name="Text_20_body">
      <style:text-properties officeooo:paragraph-rsid="005f679e"/>
    </style:style>
    <style:style style:name="P7" style:family="paragraph" style:parent-style-name="Text_20_body">
      <style:text-properties officeooo:rsid="007f86b5" officeooo:paragraph-rsid="007f86b5"/>
    </style:style>
    <style:style style:name="P8" style:family="paragraph" style:parent-style-name="Text_20_body">
      <style:text-properties officeooo:rsid="008ace82" officeooo:paragraph-rsid="008ace82"/>
    </style:style>
    <style:style style:name="P9" style:family="paragraph" style:parent-style-name="Text_20_body">
      <style:text-properties officeooo:rsid="00917a8d" officeooo:paragraph-rsid="00917a8d"/>
    </style:style>
    <style:style style:name="P10" style:family="paragraph" style:parent-style-name="Table_20_Contents">
      <style:text-properties officeooo:rsid="00635b60" officeooo:paragraph-rsid="00635b60"/>
    </style:style>
    <style:style style:name="P11" style:family="paragraph" style:parent-style-name="Title">
      <style:text-properties officeooo:paragraph-rsid="005f679e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07ec48a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7effca" officeooo:paragraph-rsid="007effca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7effca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7f86b5" officeooo:paragraph-rsid="007f86b5"/>
    </style:style>
    <style:style style:name="P17" style:family="paragraph" style:parent-style-name="Text_20_body">
      <style:paragraph-properties fo:margin-top="0cm" fo:margin-bottom="0cm" loext:contextual-spacing="false"/>
      <style:text-properties officeooo:paragraph-rsid="007f86b5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826ad2" officeooo:paragraph-rsid="00826ad2"/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Heading_20_3">
      <style:text-properties officeooo:rsid="0087943c" officeooo:paragraph-rsid="0087943c"/>
    </style:style>
    <style:style style:name="P21" style:family="paragraph" style:parent-style-name="Heading_20_3">
      <style:text-properties officeooo:paragraph-rsid="008ef241"/>
    </style:style>
    <style:style style:name="P22" style:family="paragraph" style:parent-style-name="Heading_20_3">
      <style:text-properties style:font-name="Liberation Sans" fo:font-size="14.1000003814697pt" fo:font-weight="bold" officeooo:rsid="00917a8d" officeooo:paragraph-rsid="00917a8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3" style:family="paragraph" style:parent-style-name="Text_20_body" style:list-style-name="L1">
      <style:text-properties officeooo:rsid="002124b4" officeooo:paragraph-rsid="002124b4"/>
    </style:style>
    <style:style style:name="P24" style:family="paragraph" style:parent-style-name="Text_20_body" style:list-style-name="L1">
      <style:text-properties officeooo:rsid="00224cdc" officeooo:paragraph-rsid="00224cdc"/>
    </style:style>
    <style:style style:name="P25" style:family="paragraph" style:parent-style-name="Text_20_body" style:list-style-name="L1">
      <style:text-properties officeooo:rsid="00247eb7" officeooo:paragraph-rsid="00247eb7"/>
    </style:style>
    <style:style style:name="P26" style:family="paragraph" style:parent-style-name="Text_20_body" style:list-style-name="L1">
      <style:text-properties officeooo:rsid="0025e181" officeooo:paragraph-rsid="0025e181"/>
    </style:style>
    <style:style style:name="P27" style:family="paragraph" style:parent-style-name="Text_20_body" style:list-style-name="L2">
      <style:text-properties officeooo:rsid="0025e181" officeooo:paragraph-rsid="0025e181"/>
    </style:style>
    <style:style style:name="P28" style:family="paragraph" style:parent-style-name="Text_20_body" style:list-style-name="L3">
      <style:text-properties officeooo:paragraph-rsid="0028f044"/>
    </style:style>
    <style:style style:name="P29" style:family="paragraph" style:parent-style-name="Text_20_body" style:list-style-name="L3">
      <style:text-properties officeooo:rsid="002a2847" officeooo:paragraph-rsid="002a2847"/>
    </style:style>
    <style:style style:name="P30" style:family="paragraph" style:parent-style-name="Text_20_body" style:list-style-name="L3">
      <style:text-properties officeooo:rsid="002ab7ae" officeooo:paragraph-rsid="002ab7ae"/>
    </style:style>
    <style:style style:name="P31" style:family="paragraph" style:parent-style-name="Text_20_body" style:list-style-name="L3">
      <style:text-properties officeooo:rsid="002ba1c1" officeooo:paragraph-rsid="002ba1c1"/>
    </style:style>
    <style:style style:name="P32" style:family="paragraph" style:parent-style-name="Text_20_body" style:list-style-name="L4"/>
    <style:style style:name="P33" style:family="paragraph" style:parent-style-name="Text_20_body" style:list-style-name="L4">
      <style:text-properties officeooo:rsid="004a0072" officeooo:paragraph-rsid="004a0072"/>
    </style:style>
    <style:style style:name="P34" style:family="paragraph" style:parent-style-name="Text_20_body" style:list-style-name="L10">
      <style:text-properties officeooo:rsid="004a0072" officeooo:paragraph-rsid="004a0072"/>
    </style:style>
    <style:style style:name="P35" style:family="paragraph" style:parent-style-name="Text_20_body" style:list-style-name="L5">
      <style:text-properties officeooo:rsid="002eaea7" officeooo:paragraph-rsid="002eaea7"/>
    </style:style>
    <style:style style:name="P36" style:family="paragraph" style:parent-style-name="Text_20_body" style:list-style-name="L5">
      <style:text-properties officeooo:rsid="002eaea7" officeooo:paragraph-rsid="003c3c80"/>
    </style:style>
    <style:style style:name="P37" style:family="paragraph" style:parent-style-name="Text_20_body" style:list-style-name="L6">
      <style:text-properties officeooo:rsid="002eaea7" officeooo:paragraph-rsid="002eaea7"/>
    </style:style>
    <style:style style:name="P38" style:family="paragraph" style:parent-style-name="Text_20_body" style:list-style-name="L6">
      <style:text-properties officeooo:paragraph-rsid="00355f0b"/>
    </style:style>
    <style:style style:name="P39" style:family="paragraph" style:parent-style-name="Text_20_body" style:list-style-name="L6">
      <style:text-properties officeooo:rsid="00394504" officeooo:paragraph-rsid="00394504"/>
    </style:style>
    <style:style style:name="P40" style:family="paragraph" style:parent-style-name="Text_20_body" style:list-style-name="L6">
      <style:text-properties officeooo:rsid="0036370a" officeooo:paragraph-rsid="0036370a"/>
    </style:style>
    <style:style style:name="P41" style:family="paragraph" style:parent-style-name="Text_20_body" style:list-style-name="L6">
      <style:text-properties officeooo:rsid="00309042" officeooo:paragraph-rsid="00309042"/>
    </style:style>
    <style:style style:name="P42" style:family="paragraph" style:parent-style-name="Text_20_body" style:list-style-name="L6">
      <style:text-properties officeooo:rsid="0033d769" officeooo:paragraph-rsid="0033d769"/>
    </style:style>
    <style:style style:name="P43" style:family="paragraph" style:parent-style-name="Text_20_body" style:list-style-name="L6">
      <style:text-properties style:font-name="Noto Mono" officeooo:rsid="0036370a" officeooo:paragraph-rsid="0036370a"/>
    </style:style>
    <style:style style:name="P44" style:family="paragraph" style:parent-style-name="Text_20_body" style:list-style-name="L6">
      <style:text-properties officeooo:rsid="0037049f" officeooo:paragraph-rsid="0037049f"/>
    </style:style>
    <style:style style:name="P45" style:family="paragraph" style:parent-style-name="Text_20_body" style:list-style-name="L6">
      <style:text-properties officeooo:rsid="003823f2" officeooo:paragraph-rsid="003823f2"/>
    </style:style>
    <style:style style:name="P46" style:family="paragraph" style:parent-style-name="Text_20_body" style:list-style-name="L7">
      <style:text-properties officeooo:rsid="0039963b" officeooo:paragraph-rsid="0039963b"/>
    </style:style>
    <style:style style:name="P47" style:family="paragraph" style:parent-style-name="Text_20_body" style:list-style-name="L8">
      <style:text-properties officeooo:rsid="0039963b" officeooo:paragraph-rsid="0039963b"/>
    </style:style>
    <style:style style:name="P48" style:family="paragraph" style:parent-style-name="Text_20_body" style:list-style-name="L9">
      <style:text-properties officeooo:rsid="0053e98d" officeooo:paragraph-rsid="0053e98d"/>
    </style:style>
    <style:style style:name="P49" style:family="paragraph" style:parent-style-name="Text_20_body" style:list-style-name="L9">
      <style:text-properties officeooo:rsid="003b9f2e" officeooo:paragraph-rsid="003b9f2e"/>
    </style:style>
    <style:style style:name="P50" style:family="paragraph" style:parent-style-name="Text_20_body" style:list-style-name="L9">
      <style:text-properties officeooo:rsid="0040d48c" officeooo:paragraph-rsid="0040d48c"/>
    </style:style>
    <style:style style:name="P51" style:family="paragraph" style:parent-style-name="Text_20_body" style:list-style-name="L9">
      <style:text-properties officeooo:rsid="004e780b" officeooo:paragraph-rsid="004e780b"/>
    </style:style>
    <style:style style:name="P52" style:family="paragraph" style:parent-style-name="Text_20_body" style:list-style-name="L10">
      <style:text-properties officeooo:rsid="003fa1f5" officeooo:paragraph-rsid="003fa1f5"/>
    </style:style>
    <style:style style:name="P53" style:family="paragraph" style:parent-style-name="Text_20_body" style:list-style-name="L10">
      <style:text-properties officeooo:rsid="0049b81f" officeooo:paragraph-rsid="0049b81f"/>
    </style:style>
    <style:style style:name="P54" style:family="paragraph" style:parent-style-name="Text_20_body" style:list-style-name="L10">
      <style:text-properties officeooo:rsid="004d8b24" officeooo:paragraph-rsid="004d8b24"/>
    </style:style>
    <style:style style:name="P55" style:family="paragraph" style:parent-style-name="Text_20_body" style:list-style-name="L10">
      <style:text-properties officeooo:rsid="004be09d" officeooo:paragraph-rsid="004be09d"/>
    </style:style>
    <style:style style:name="P56" style:family="paragraph" style:parent-style-name="Text_20_body" style:list-style-name="L10">
      <style:text-properties officeooo:rsid="0051507b" officeooo:paragraph-rsid="0051507b"/>
    </style:style>
    <style:style style:name="P57" style:family="paragraph" style:parent-style-name="Text_20_body" style:list-style-name="L10">
      <style:text-properties officeooo:rsid="005a7c30" officeooo:paragraph-rsid="005a7c30"/>
    </style:style>
    <style:style style:name="P58" style:family="paragraph" style:parent-style-name="Text_20_body" style:list-style-name="L10">
      <style:text-properties officeooo:rsid="005adddc" officeooo:paragraph-rsid="005adddc"/>
    </style:style>
    <style:style style:name="P59" style:family="paragraph" style:parent-style-name="Text_20_body" style:list-style-name="L10">
      <style:text-properties officeooo:rsid="005b2960" officeooo:paragraph-rsid="005b2960"/>
    </style:style>
    <style:style style:name="P60" style:family="paragraph" style:parent-style-name="Text_20_body" style:list-style-name="L11">
      <style:text-properties officeooo:rsid="004351ea" officeooo:paragraph-rsid="004351ea"/>
    </style:style>
    <style:style style:name="P61" style:family="paragraph" style:parent-style-name="Text_20_body" style:list-style-name="L11">
      <style:text-properties officeooo:rsid="005a29f3" officeooo:paragraph-rsid="005a29f3"/>
    </style:style>
    <style:style style:name="P62" style:family="paragraph" style:parent-style-name="Text_20_body" style:list-style-name="L11">
      <style:text-properties officeooo:rsid="004489d8" officeooo:paragraph-rsid="004489d8"/>
    </style:style>
    <style:style style:name="P63" style:family="paragraph" style:parent-style-name="Text_20_body" style:list-style-name="L11">
      <style:text-properties officeooo:rsid="0047a9e0" officeooo:paragraph-rsid="0047a9e0"/>
    </style:style>
    <style:style style:name="P64" style:family="paragraph" style:parent-style-name="Text_20_body" style:list-style-name="L12">
      <style:text-properties officeooo:rsid="004fb48e" officeooo:paragraph-rsid="004fb48e"/>
    </style:style>
    <style:style style:name="P65" style:family="paragraph" style:parent-style-name="Text_20_body" style:list-style-name="L13">
      <style:text-properties officeooo:paragraph-rsid="00632931"/>
    </style:style>
    <style:style style:name="P66" style:family="paragraph" style:parent-style-name="Text_20_body" style:list-style-name="L13">
      <style:text-properties officeooo:rsid="005d6797" officeooo:paragraph-rsid="005ed95d"/>
    </style:style>
    <style:style style:name="P67" style:family="paragraph" style:parent-style-name="Text_20_body" style:list-style-name="L13">
      <style:text-properties officeooo:rsid="005d6797" officeooo:paragraph-rsid="005d6797"/>
    </style:style>
    <style:style style:name="P68" style:family="paragraph" style:parent-style-name="Text_20_body" style:list-style-name="L13">
      <style:text-properties officeooo:rsid="005ed95d" officeooo:paragraph-rsid="005ed95d"/>
    </style:style>
    <style:style style:name="P69" style:family="paragraph" style:parent-style-name="Text_20_body" style:list-style-name="L13">
      <style:text-properties officeooo:rsid="005e2564" officeooo:paragraph-rsid="005e2564"/>
    </style:style>
    <style:style style:name="P70" style:family="paragraph" style:parent-style-name="Text_20_body" style:list-style-name="L13">
      <style:text-properties officeooo:rsid="006c428e" officeooo:paragraph-rsid="006c428e"/>
    </style:style>
    <style:style style:name="P71" style:family="paragraph" style:parent-style-name="Text_20_body" style:list-style-name="L14">
      <style:text-properties officeooo:rsid="006c428e" officeooo:paragraph-rsid="006c428e"/>
    </style:style>
    <style:style style:name="P72" style:family="paragraph" style:parent-style-name="Text_20_body" style:list-style-name="L13">
      <style:text-properties officeooo:rsid="00644d9c" officeooo:paragraph-rsid="00644d9c"/>
    </style:style>
    <style:style style:name="P73" style:family="paragraph" style:parent-style-name="Text_20_body" style:list-style-name="L13">
      <style:text-properties officeooo:rsid="00632931" officeooo:paragraph-rsid="00632931"/>
    </style:style>
    <style:style style:name="P74" style:family="paragraph" style:parent-style-name="Text_20_body" style:list-style-name="L14">
      <style:text-properties officeooo:rsid="00673c99" officeooo:paragraph-rsid="00673c99"/>
    </style:style>
    <style:style style:name="P75" style:family="paragraph" style:parent-style-name="Text_20_body" style:list-style-name="L14">
      <style:text-properties officeooo:rsid="006b3e91" officeooo:paragraph-rsid="006b3e91"/>
    </style:style>
    <style:style style:name="P76" style:family="paragraph" style:parent-style-name="Text_20_body" style:list-style-name="L14">
      <style:text-properties officeooo:rsid="0068beef" officeooo:paragraph-rsid="0068beef"/>
    </style:style>
    <style:style style:name="P77" style:family="paragraph" style:parent-style-name="Text_20_body" style:list-style-name="L14">
      <style:text-properties officeooo:rsid="006ab3e5" officeooo:paragraph-rsid="006ab3e5"/>
    </style:style>
    <style:style style:name="P78" style:family="paragraph" style:parent-style-name="Text_20_body" style:list-style-name="L14">
      <style:text-properties officeooo:rsid="006ede91" officeooo:paragraph-rsid="006ede91"/>
    </style:style>
    <style:style style:name="P79" style:family="paragraph" style:parent-style-name="Text_20_body" style:list-style-name="L14">
      <style:text-properties officeooo:rsid="006fd8a3" officeooo:paragraph-rsid="006fd8a3"/>
    </style:style>
    <style:style style:name="P80" style:family="paragraph" style:parent-style-name="Text_20_body" style:list-style-name="L14">
      <style:text-properties officeooo:rsid="0070949c" officeooo:paragraph-rsid="0070949c"/>
    </style:style>
    <style:style style:name="P81" style:family="paragraph" style:parent-style-name="Text_20_body" style:list-style-name="L14">
      <style:text-properties officeooo:rsid="007207c1" officeooo:paragraph-rsid="007207c1"/>
    </style:style>
    <style:style style:name="P82" style:family="paragraph" style:parent-style-name="Text_20_body" style:list-style-name="L15">
      <style:text-properties officeooo:paragraph-rsid="007718ce"/>
    </style:style>
    <style:style style:name="P83" style:family="paragraph" style:parent-style-name="Text_20_body" style:list-style-name="L15">
      <style:text-properties officeooo:rsid="0075e604" officeooo:paragraph-rsid="0075e604"/>
    </style:style>
    <style:style style:name="P84" style:family="paragraph" style:parent-style-name="Text_20_body" style:list-style-name="L15">
      <style:text-properties officeooo:rsid="0077f121" officeooo:paragraph-rsid="0077f121"/>
    </style:style>
    <style:style style:name="P85" style:family="paragraph" style:parent-style-name="Text_20_body" style:list-style-name="L15">
      <style:text-properties officeooo:rsid="007718ce" officeooo:paragraph-rsid="007718ce"/>
    </style:style>
    <style:style style:name="P86" style:family="paragraph" style:parent-style-name="Text_20_body" style:list-style-name="L15">
      <style:text-properties officeooo:rsid="007e3a26" officeooo:paragraph-rsid="007e3a26"/>
    </style:style>
    <style:style style:name="P87" style:family="paragraph" style:parent-style-name="Text_20_body" style:list-style-name="L15">
      <style:text-properties officeooo:rsid="0086978a" officeooo:paragraph-rsid="0086978a"/>
    </style:style>
    <style:style style:name="P88" style:family="paragraph" style:parent-style-name="Text_20_body" style:list-style-name="L16">
      <style:text-properties officeooo:rsid="0087943c" officeooo:paragraph-rsid="0087943c"/>
    </style:style>
    <style:style style:name="P89" style:family="paragraph" style:parent-style-name="Text_20_body" style:list-style-name="L16">
      <style:text-properties officeooo:rsid="0088d0fd" officeooo:paragraph-rsid="0088d0fd"/>
    </style:style>
    <style:style style:name="P90" style:family="paragraph" style:parent-style-name="Text_20_body" style:list-style-name="L17">
      <style:text-properties officeooo:rsid="008ace82" officeooo:paragraph-rsid="008ace82"/>
    </style:style>
    <style:style style:name="P91" style:family="paragraph" style:parent-style-name="Text_20_body" style:list-style-name="L17">
      <style:text-properties officeooo:rsid="009bc195" officeooo:paragraph-rsid="009bc195"/>
    </style:style>
    <style:style style:name="P92" style:family="paragraph" style:parent-style-name="Text_20_body" style:list-style-name="L18"/>
    <style:style style:name="P93" style:family="paragraph" style:parent-style-name="Text_20_body" style:list-style-name="L19">
      <style:text-properties officeooo:paragraph-rsid="008ef241"/>
    </style:style>
    <style:style style:name="P94" style:family="paragraph" style:parent-style-name="Text_20_body" style:list-style-name="L19">
      <style:text-properties officeooo:rsid="008dcf7d"/>
    </style:style>
    <style:style style:name="P95" style:family="paragraph" style:parent-style-name="Text_20_body" style:list-style-name="L19">
      <style:text-properties officeooo:rsid="00969bb2" officeooo:paragraph-rsid="00969bb2"/>
    </style:style>
    <style:style style:name="P96" style:family="paragraph" style:parent-style-name="Text_20_body" style:list-style-name="L19">
      <style:text-properties officeooo:rsid="00982a9e" officeooo:paragraph-rsid="00982a9e"/>
    </style:style>
    <style:style style:name="P97" style:family="paragraph" style:parent-style-name="Text_20_body" style:list-style-name="L19">
      <style:text-properties officeooo:rsid="00a3c63c" officeooo:paragraph-rsid="00a3c63c"/>
    </style:style>
    <style:style style:name="P98" style:family="paragraph" style:parent-style-name="Text_20_body" style:list-style-name="L20">
      <style:text-properties officeooo:rsid="00917a8d" officeooo:paragraph-rsid="00917a8d"/>
    </style:style>
    <style:style style:name="P99" style:family="paragraph" style:parent-style-name="Text_20_body" style:list-style-name="L21">
      <style:text-properties officeooo:rsid="0091a5cd" officeooo:paragraph-rsid="0091a5cd"/>
    </style:style>
    <style:style style:name="P100" style:family="paragraph" style:parent-style-name="Text_20_body" style:list-style-name="L22">
      <style:text-properties officeooo:paragraph-rsid="00a10aa3"/>
    </style:style>
    <style:style style:name="P101" style:family="paragraph" style:parent-style-name="Text_20_body" style:list-style-name="L22">
      <style:text-properties officeooo:rsid="00a10aa3" officeooo:paragraph-rsid="00a10aa3"/>
    </style:style>
    <style:style style:name="P102" style:family="paragraph" style:parent-style-name="Text_20_body" style:list-style-name="L23">
      <style:text-properties officeooo:rsid="00a517d2" officeooo:paragraph-rsid="00a517d2"/>
    </style:style>
    <style:style style:name="P103" style:family="paragraph" style:parent-style-name="Text_20_body" style:list-style-name="L23">
      <style:text-properties officeooo:rsid="00a5aecf" officeooo:paragraph-rsid="00a5aecf"/>
    </style:style>
    <style:style style:name="P104" style:family="paragraph" style:parent-style-name="Text_20_body" style:list-style-name="L23">
      <style:text-properties officeooo:rsid="00a7348d" officeooo:paragraph-rsid="00a7348d"/>
    </style:style>
    <style:style style:name="P105" style:family="paragraph" style:parent-style-name="Text_20_body" style:list-style-name="L23">
      <style:text-properties officeooo:rsid="00a76db9" officeooo:paragraph-rsid="00a76db9"/>
    </style:style>
    <style:style style:name="P106" style:family="paragraph" style:parent-style-name="Text_20_body" style:list-style-name="L23">
      <style:text-properties officeooo:rsid="00aac4e3" officeooo:paragraph-rsid="00aac4e3"/>
    </style:style>
    <style:style style:name="P107" style:family="paragraph" style:parent-style-name="Text_20_body" style:list-style-name="L23">
      <style:text-properties officeooo:rsid="00add906" officeooo:paragraph-rsid="00add906"/>
    </style:style>
    <style:style style:name="T1" style:family="text">
      <style:text-properties officeooo:rsid="0022abae"/>
    </style:style>
    <style:style style:name="T2" style:family="text">
      <style:text-properties officeooo:rsid="0028f044"/>
    </style:style>
    <style:style style:name="T3" style:family="text">
      <style:text-properties officeooo:rsid="002ba1c1"/>
    </style:style>
    <style:style style:name="T4" style:family="text">
      <style:text-properties officeooo:rsid="002bfe20"/>
    </style:style>
    <style:style style:name="T5" style:family="text">
      <style:text-properties officeooo:rsid="00324437"/>
    </style:style>
    <style:style style:name="T6" style:family="text">
      <style:text-properties officeooo:rsid="0033d769"/>
    </style:style>
    <style:style style:name="T7" style:family="text">
      <style:text-properties officeooo:rsid="00355f0b"/>
    </style:style>
    <style:style style:name="T8" style:family="text">
      <style:text-properties officeooo:rsid="0036370a"/>
    </style:style>
    <style:style style:name="T9" style:family="text">
      <style:text-properties officeooo:rsid="003823f2"/>
    </style:style>
    <style:style style:name="T10" style:family="text">
      <style:text-properties officeooo:rsid="00394504"/>
    </style:style>
    <style:style style:name="T11" style:family="text">
      <style:text-properties officeooo:rsid="00419aa3"/>
    </style:style>
    <style:style style:name="T12" style:family="text">
      <style:text-properties officeooo:rsid="00427240"/>
    </style:style>
    <style:style style:name="T13" style:family="text">
      <style:text-properties officeooo:rsid="0044298f"/>
    </style:style>
    <style:style style:name="T14" style:family="text">
      <style:text-properties officeooo:rsid="0045e847"/>
    </style:style>
    <style:style style:name="T15" style:family="text">
      <style:text-properties officeooo:rsid="0047d40b"/>
    </style:style>
    <style:style style:name="T16" style:family="text">
      <style:text-properties officeooo:rsid="00539548"/>
    </style:style>
    <style:style style:name="T17" style:family="text">
      <style:text-properties officeooo:rsid="005ed95d"/>
    </style:style>
    <style:style style:name="T18" style:family="text">
      <style:text-properties style:font-name="Liberation Sans" fo:font-size="14.1000003814697pt" fo:font-weight="bold" officeooo:rsid="0025e18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style:font-name="Liberation Sans" fo:font-size="14.1000003814697pt" fo:font-weight="bold" officeooo:rsid="00615c5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font-name="Liberation Sans" fo:font-size="14.1000003814697pt" fo:font-weight="bold" officeooo:rsid="008f5c6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officeooo:rsid="00615c5d"/>
    </style:style>
    <style:style style:name="T22" style:family="text">
      <style:text-properties officeooo:rsid="00632931"/>
    </style:style>
    <style:style style:name="T23" style:family="text">
      <style:text-properties officeooo:rsid="00635b60"/>
    </style:style>
    <style:style style:name="T24" style:family="text">
      <style:text-properties officeooo:rsid="006c428e"/>
    </style:style>
    <style:style style:name="T25" style:family="text">
      <style:text-properties officeooo:rsid="006de842"/>
    </style:style>
    <style:style style:name="T26" style:family="text">
      <style:text-properties officeooo:rsid="007454ba"/>
    </style:style>
    <style:style style:name="T27" style:family="text">
      <style:text-properties officeooo:rsid="0075e604"/>
    </style:style>
    <style:style style:name="T28" style:family="text">
      <style:text-properties officeooo:rsid="007718ce"/>
    </style:style>
    <style:style style:name="T29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30" style:family="text">
      <style:text-properties officeooo:rsid="007effca"/>
    </style:style>
    <style:style style:name="T31" style:family="text">
      <style:text-properties officeooo:rsid="0082c40f"/>
    </style:style>
    <style:style style:name="T32" style:family="text">
      <style:text-properties officeooo:rsid="008441da"/>
    </style:style>
    <style:style style:name="T33" style:family="text">
      <style:text-properties officeooo:rsid="008791c3"/>
    </style:style>
    <style:style style:name="T34" style:family="text">
      <style:text-properties officeooo:rsid="008b8a76"/>
    </style:style>
    <style:style style:name="T35" style:family="text">
      <style:text-properties officeooo:rsid="008cc758"/>
    </style:style>
    <style:style style:name="T36" style:family="text">
      <style:text-properties officeooo:rsid="008ef241"/>
    </style:style>
    <style:style style:name="T37" style:family="text">
      <style:text-properties officeooo:rsid="008f5c66"/>
    </style:style>
    <style:style style:name="T38" style:family="text">
      <style:text-properties officeooo:rsid="00924c85"/>
    </style:style>
    <style:style style:name="T39" style:family="text">
      <style:text-properties officeooo:rsid="00982a9e"/>
    </style:style>
    <style:style style:name="T40" style:family="text">
      <style:text-properties officeooo:rsid="00a10aa3"/>
    </style:style>
    <style:style style:name="T41" style:family="text">
      <style:text-properties officeooo:rsid="00a29d23"/>
    </style:style>
    <style:style style:name="T42" style:family="text">
      <style:text-properties officeooo:rsid="00a866d0"/>
    </style:style>
    <style:style style:name="T43" style:family="text">
      <style:text-properties officeooo:rsid="00ac5cd7"/>
    </style:style>
    <style:style style:name="T44" style:family="text">
      <style:text-properties officeooo:rsid="00add906"/>
    </style:style>
    <style:style style:name="T45" style:family="text">
      <style:text-properties officeooo:rsid="00ae0da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ab/>Java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9"><text:a xlink:type="simple" xlink:href="#__RefHeading___Toc360_1836996326" text:style-name="Index_20_Link" text:visited-style-name="Index_20_Link">1 Geschichte<text:tab/>1</text:a></text:p>
          <text:p text:style-name="P19"><text:a xlink:type="simple" xlink:href="#__RefHeading___Toc362_1836996326" text:style-name="Index_20_Link" text:visited-style-name="Index_20_Link">3 Feinheiten<text:tab/>2</text:a></text:p>
          <text:p text:style-name="P19"><text:a xlink:type="simple" xlink:href="#__RefHeading___Toc364_1836996326" text:style-name="Index_20_Link" text:visited-style-name="Index_20_Link">4 Primitive Datentypen<text:tab/>2</text:a></text:p>
          <text:p text:style-name="P19"><text:a xlink:type="simple" xlink:href="#__RefHeading___Toc366_1836996326" text:style-name="Index_20_Link" text:visited-style-name="Index_20_Link">5 Type inference<text:tab/>3</text:a></text:p>
          <text:p text:style-name="P19"><text:a xlink:type="simple" xlink:href="#__RefHeading___Toc368_1836996326" text:style-name="Index_20_Link" text:visited-style-name="Index_20_Link">6 Methoden<text:tab/>3</text:a></text:p>
          <text:p text:style-name="P19"><text:a xlink:type="simple" xlink:href="#__RefHeading___Toc370_1836996326" text:style-name="Index_20_Link" text:visited-style-name="Index_20_Link">7 Klassen<text:tab/>3</text:a></text:p>
          <text:p text:style-name="P19"><text:a xlink:type="simple" xlink:href="#__RefHeading___Toc372_1836996326" text:style-name="Index_20_Link" text:visited-style-name="Index_20_Link">8 Operatoren<text:tab/>4</text:a></text:p>
          <text:p text:style-name="P19"><text:a xlink:type="simple" xlink:href="#__RefHeading___Toc374_1836996326" text:style-name="Index_20_Link" text:visited-style-name="Index_20_Link">9 Garbarge Collection<text:tab/>4</text:a></text:p>
          <text:p text:style-name="P19"><text:a xlink:type="simple" xlink:href="#__RefHeading___Toc376_1836996326" text:style-name="Index_20_Link" text:visited-style-name="Index_20_Link">10 Arrays<text:tab/>5</text:a></text:p>
          <text:p text:style-name="P19"><text:a xlink:type="simple" xlink:href="#__RefHeading___Toc461_2579202605" text:style-name="Index_20_Link" text:visited-style-name="Index_20_Link">11 Interfaces<text:tab/>5</text:a></text:p>
          <text:p text:style-name="P19"><text:a xlink:type="simple" xlink:href="#__RefHeading___Toc519_2203875349" text:style-name="Index_20_Link" text:visited-style-name="Index_20_Link">12 Maven<text:tab/>6</text:a></text:p>
          <text:p text:style-name="P19"><text:a xlink:type="simple" xlink:href="#__RefHeading___Toc521_2203875349" text:style-name="Index_20_Link" text:visited-style-name="Index_20_Link">12.1 pom.xml<text:tab/>7</text:a></text:p>
          <text:p text:style-name="P19"><text:a xlink:type="simple" xlink:href="#__RefHeading___Toc682_2471362797" text:style-name="Index_20_Link" text:visited-style-name="Index_20_Link">13 Packages<text:tab/>7</text:a></text:p>
          <text:p text:style-name="P19"><text:a xlink:type="simple" xlink:href="#__RefHeading___Toc684_2471362797" text:style-name="Index_20_Link" text:visited-style-name="Index_20_Link">14 Objektorientierung<text:tab/>8</text:a></text:p>
          <text:p text:style-name="P19"><text:a xlink:type="simple" xlink:href="#__RefHeading___Toc686_2471362797" text:style-name="Index_20_Link" text:visited-style-name="Index_20_Link">14.1 Vererbung<text:tab/>8</text:a></text:p>
          <text:p text:style-name="P19"><text:a xlink:type="simple" xlink:href="#__RefHeading___Toc768_3603002190" text:style-name="Index_20_Link" text:visited-style-name="Index_20_Link">15 Dies und das<text:tab/>8</text:a></text:p>
          <text:p text:style-name="P19"><text:a xlink:type="simple" xlink:href="#__RefHeading___Toc866_1699134460" text:style-name="Index_20_Link" text:visited-style-name="Index_20_Link">16 Events und Listener<text:tab/>9</text:a></text:p>
          <text:p text:style-name="P19"><text:a xlink:type="simple" xlink:href="#__RefHeading___Toc868_1699134460" text:style-name="Index_20_Link" text:visited-style-name="Index_20_Link">17 Exceptions<text:tab/>9</text:a></text:p>
        </text:index-body>
      </text:table-of-content>
      <text:p text:style-name="P6"/>
      <text:h text:style-name="Heading_20_3" text:outline-level="3"><text:bookmark-start text:name="__RefHeading___Toc360_1836996326"/><text:span text:style-name="T21">1 </text:span>Geschichte<text:bookmark-end text:name="__RefHeading___Toc360_1836996326"/></text:h>
      <text:list xml:id="list3484753587" text:style-name="L1">
        <text:list-item>
          <text:p text:style-name="P23">Idee: Nicht auf jede Rechnerarchitektur direkt übersetzen</text:p>
        </text:list-item>
        <text:list-item>
          <text:p text:style-name="P23">Hardwareunabhängig</text:p>
        </text:list-item>
        <text:list-item>
          <text:p text:style-name="P23">SmartTVs</text:p>
        </text:list-item>
        <text:list-item>
          <text:p text:style-name="P23">1991 durch Sun entwickelt</text:p>
        </text:list-item>
        <text:list-item>
          <text:p text:style-name="P23">hieß früher Oak</text:p>
        </text:list-item>
        <text:list-item>
          <text:p text:style-name="P24">James Gosling ist der Erfinder</text:p>
        </text:list-item>
        <text:list-item>
          <text:p text:style-name="P24">wird in „Bytecode“ kompiliert</text:p>
        </text:list-item>
        <text:list-item>
          <text:p text:style-name="P24">JVM führt Bytecode aus</text:p>
        </text:list-item>
        <text:list-item>
          <text:p text:style-name="P24">wurde in den Netscape Browser integriert, dadurch groß geworden</text:p>
        </text:list-item>
        <text:list-item>
          <text:p text:style-name="P24">Applets sind Programme die im Browser ausgeführt werden (nicht mehr üblich)</text:p>
        </text:list-item>
        <text:list-item>
          <text:p text:style-name="P24">Oracle: Lizenzpflichtig, OpenJDK: kostenfrei, Amazon macht auch mit, <text:span text:style-name="T1">Azul gibts auch noch</text:span></text:p>
        </text:list-item>
        <text:list-item>
          <text:p text:style-name="P25">Graphische Bibliotheken: Swing (veraltet), JavaFX. <text:span text:style-name="T4">SWT</text:span></text:p>
          <text:list>
            <text:list-item>
              <text:p text:style-name="P25">Eher unüblich. Stattdessen: HTML, JS, CSS als Frontend</text:p>
            </text:list-item>
          </text:list>
        </text:list-item>
        <text:list-item>
          <text:p text:style-name="P26">LTS Versionen: 8, 11, 16</text:p>
        </text:list-item>
      </text:list>
      <text:p text:style-name="P1"><text:soft-page-break/></text:p>
      <text:p text:style-name="P5"><text:span text:style-name="T19">2 </text:span><text:span text:style-name="T18">Programmierstile</text:span></text:p>
      <text:list xml:id="list114296434" text:style-name="L2">
        <text:list-item>
          <text:p text:style-name="P27">Imperative Programmierung: C, Pascal, Java</text:p>
        </text:list-item>
        <text:list-item>
          <text:p text:style-name="P27">Objektorientierte Programmierung: Singular → Smalltalk (Allen Kay, Xerox, als erstes), C++, Java</text:p>
        </text:list-item>
        <text:list-item>
          <text:p text:style-name="P27">Funktionale Programmierung: Älteste Variante, aber modern. Java, Scala, Haskell</text:p>
        </text:list-item>
      </text:list>
      <text:h text:style-name="Heading_20_3" text:outline-level="3"><text:bookmark-start text:name="__RefHeading___Toc362_1836996326"/><text:span text:style-name="T21">3 </text:span>Feinheiten<text:bookmark-end text:name="__RefHeading___Toc362_1836996326"/></text:h>
      <text:list xml:id="list861712835" text:style-name="L3">
        <text:list-item>
          <text:p text:style-name="P28"><text:span text:style-name="T2">Infos zur Main Methode: </text:span><text:a xlink:type="simple" xlink:href="https://www.baeldung.com/java-main-method" text:style-name="Internet_20_link" text:visited-style-name="Visited_20_Internet_20_Link"><text:span text:style-name="T2">https://www.baeldung.com/java-main-method</text:span></text:a></text:p>
        </text:list-item>
        <text:list-item>
          <text:p text:style-name="P29">javac kompiliert .java file zu .class file</text:p>
        </text:list-item>
        <text:list-item>
          <text:p text:style-name="P30">jar ist zip <text:span text:style-name="T3">und ist das gleiche wie eine lib</text:span></text:p>
        </text:list-item>
        <text:list-item>
          <text:p text:style-name="P31">jshell für interaktive Java Experimente</text:p>
        </text:list-item>
      </text:list>
      <text:h text:style-name="Heading_20_3" text:outline-level="3"><text:bookmark-start text:name="__RefHeading___Toc364_1836996326"/><text:span text:style-name="T21">4 </text:span><text:span text:style-name="T9">Primitive </text:span>Datentypen<text:bookmark-end text:name="__RefHeading___Toc364_1836996326"/></text:h>
      <text:list xml:id="list3829980741" text:style-name="L4">
        <text:list-item>
          <text:p text:style-name="P33">Werden im Stack abgelegt (da die Größe bekannt ist und maximal 64bit)</text:p>
        </text:list-item>
        <text:list-item>
          <text:p text:style-name="P32">Ganzzahlen</text:p>
        </text:list-item>
      </text:list>
      <text:list xml:id="list2500553243" text:style-name="L5">
        <text:list-item>
          <text:p text:style-name="P35">Zahlen initialisiert mit „0“</text:p>
        </text:list-item>
        <text:list-item>
          <text:p text:style-name="P36">byte = 8bit Zahlen von -128 bus 127</text:p>
        </text:list-item>
      </text:list>
      <text:list xml:id="list3140455201" text:style-name="L6">
        <text:list-item>
          <text:list>
            <text:list-item>
              <text:p text:style-name="P37">short = short int (16bit) = -32768 bis 32767</text:p>
            </text:list-item>
            <text:list-item>
              <text:p text:style-name="P37">int = integeger (32bit) = ungefähr -2 Mrd bis 2 Mrd</text:p>
            </text:list-item>
            <text:list-item>
              <text:p text:style-name="P37">long (64bit) </text:p>
              <text:list>
                <text:list-item>
                  <text:p text:style-name="P39">long l = 40000000L</text:p>
                </text:list-item>
              </text:list>
            </text:list-item>
          </text:list>
        </text:list-item>
        <text:list-item>
          <text:p text:style-name="P40">Fließkommazahlen</text:p>
          <text:list>
            <text:list-item>
              <text:p text:style-name="P41">float = Fließkommazahlen 32bit, speichert Zahl*10^X, damit gehen ggf die letzten Stellen verloren. <text:span text:style-name="T5">Stichwort Numerik und Berücksichtigung des Fehlers</text:span></text:p>
              <text:list>
                <text:list-item>
                  <text:p text:style-name="P41">0.1 + 0.1 + 0.1 + 0.1 + 0.1 + 0.1 +0.1 + 0.1 + 0.1 <text:span text:style-name="T6">= 0.8999999999999999</text:span></text:p>
                </text:list-item>
              </text:list>
            </text:list-item>
            <text:list-item>
              <text:p text:style-name="P42">double = 64bit Fließkommazahl</text:p>
              <text:list>
                <text:list-item>
                  <text:p text:style-name="P42">double d = 0.2f;</text:p>
                </text:list-item>
                <text:list-item>
                  <text:p text:style-name="P42">d ==&gt; 0.2000000029803224</text:p>
                </text:list-item>
              </text:list>
            </text:list-item>
            <text:list-item>
              <text:p text:style-name="P42">Fließkommazahlen sind ungenau!</text:p>
            </text:list-item>
          </text:list>
        </text:list-item>
        <text:list-item>
          <text:p text:style-name="P38"><text:span text:style-name="T10">b</text:span><text:span text:style-name="T7">oolean = Wahrheitswert true/false 0/1, rein theoretisch nur 1Bit, </text:span><text:span text:style-name="T8">default false</text:span></text:p>
        </text:list-item>
        <text:list-item>
          <text:p text:style-name="P40">Zeichen</text:p>
          <text:list>
            <text:list-item>
              <text:p text:style-name="P40">char 16bit = 65xxx verschiedene Zeichen.</text:p>
              <text:list>
                <text:list-item>
                  <text:p text:style-name="P43">Char charakter = ‘a‘</text:p>
                </text:list-item>
              </text:list>
            </text:list-item>
          </text:list>
        </text:list-item>
      </text:list>
      <text:p text:style-name="P2"><text:soft-page-break/>Komplexe Datentypen</text:p>
      <text:list xml:id="list160334728378462" text:continue-numbering="true" text:style-name="L6">
        <text:list-item>
          <text:p text:style-name="P40">String name = „Paul“</text:p>
          <text:list>
            <text:list-item>
              <text:list>
                <text:list-item>
                  <text:p text:style-name="P44">Länge wird als Integer gespeichert, also max Länge 2Mrd Zeichen</text:p>
                </text:list-item>
              </text:list>
            </text:list-item>
          </text:list>
        </text:list-item>
        <text:list-item>
          <text:p text:style-name="P45">BigInteger</text:p>
        </text:list-item>
        <text:list-item>
          <text:p text:style-name="P39">Boolean (groß geschrieben)</text:p>
        </text:list-item>
      </text:list>
      <text:p text:style-name="P3"/>
      <text:h text:style-name="Heading_20_3" text:outline-level="3"><text:bookmark-start text:name="__RefHeading___Toc366_1836996326"/><text:span text:style-name="T21">5 </text:span>Type inference<text:bookmark-end text:name="__RefHeading___Toc366_1836996326"/></text:h>
      <text:list xml:id="list2590157706" text:style-name="L7">
        <text:list-item>
          <text:p text:style-name="P46">Compiler nimmt einen Datentyp an </text:p>
        </text:list-item>
      </text:list>
      <text:list xml:id="list2386542431" text:style-name="L8">
        <text:list-item>
          <text:p text:style-name="P47">var i = 0; //vermutlich int</text:p>
        </text:list-item>
        <text:list-item>
          <text:p text:style-name="P47">var j = „Paul“ //String</text:p>
        </text:list-item>
        <text:list-item>
          <text:p text:style-name="P47">var i; //geht nicht</text:p>
        </text:list-item>
      </text:list>
      <text:p text:style-name="P4"/>
      <text:h text:style-name="Heading_20_3" text:outline-level="3"><text:bookmark-start text:name="__RefHeading___Toc368_1836996326"/><text:span text:style-name="T21">6 </text:span>Methoden<text:bookmark-end text:name="__RefHeading___Toc368_1836996326"/></text:h>
      <text:list xml:id="list3257793327" text:style-name="L9">
        <text:list-item>
          <text:p text:style-name="P48">Methoden sind Funktionen, die in einer Klasse sind. Funktionen müssen in Java immer in einer Klasse sein, sind also immer Methoden.</text:p>
        </text:list-item>
        <text:list-item>
          <text:p text:style-name="P49">&lt;Rückgabetyp&gt; &lt;Funktionsname&gt; (&lt;Eingabetyp&gt; &lt;Eingabename&gt;) {&lt;Funktionskörper&gt; &lt;return &lt;Rückgabetyp&gt;&gt;}</text:p>
        </text:list-item>
        <text:list-item>
          <text:p text:style-name="P50">In Java nur call by value</text:p>
          <text:list>
            <text:list-item>
              <text:p text:style-name="P51">Allerdings ist bei Objekten der value nur ein Zeiger, also in dem Fall call by reference</text:p>
            </text:list-item>
            <text:list-item>
              <text:p text:style-name="P51">Rückgabe mit return ist für Objekte auch nur eine Referenz, nicht die Instanz selbst</text:p>
            </text:list-item>
          </text:list>
        </text:list-item>
        <text:list-item>
          <text:p text:style-name="P50">Parameter <text:span text:style-name="T11">oder Variablen </text:span>als „final“ definieren, wenn sie nicht mehr verändert werden sollen <text:span text:style-name="T12">(auch bekannt als const in anderen Programmiersprachen)</text:span></text:p>
          <text:p text:style-name="P48"/>
        </text:list-item>
      </text:list>
      <text:h text:style-name="Heading_20_3" text:outline-level="3"><text:bookmark-start text:name="__RefHeading___Toc370_1836996326"/><text:span text:style-name="T21">7 </text:span>Klassen<text:bookmark-end text:name="__RefHeading___Toc370_1836996326"/></text:h>
      <text:list xml:id="list3183004319" text:style-name="L10">
        <text:list-item>
          <text:p text:style-name="P52">Enthält Methoden und Daten</text:p>
        </text:list-item>
        <text:list-item>
          <text:p text:style-name="P52">Wird eine Methode benötigt, die sonst keinen Bezug zu Daten hat (also nur als Funktion) dann wird das Schlüsselwort „static“ benötigt</text:p>
        </text:list-item>
        <text:list-item>
          <text:p text:style-name="P53">Variablen in Klassen ohne Instanziierung auch mit „static“ möglich</text:p>
          <text:list>
            <text:list-item>
              <text:p text:style-name="P54">neue Instanzen haben dann einen Zeiger auf diese Variable und sie ist für alle Instanzen gleich!</text:p>
            </text:list-item>
          </text:list>
        </text:list-item>
        <text:list-item>
          <text:p text:style-name="P34">Werden im Heap abgelegt</text:p>
        </text:list-item>
        <text:list-item>
          <text:p text:style-name="P55">nachbar = new Person(); //nachbar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55"><text:soft-page-break/>paul = nachbar; //paul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55">Zwei Objekte zeigen auf den gleichen Speicher. Schlecht!</text:p>
        </text:list-item>
        <text:list-item>
          <text:p text:style-name="P56">This </text:p>
          <text:list>
            <text:list-item>
              <text:p text:style-name="P56">ist eine Referenz auf die aktuelle Instanz</text:p>
            </text:list-item>
            <text:list-item>
              <text:p text:style-name="P56">wird automatisch <text:span text:style-name="T16">vom Compiler </text:span>in jeden Parameteraufruf einer Methode einer Klasse hinzugefügt.</text:p>
            </text:list-item>
          </text:list>
        </text:list-item>
        <text:list-item>
          <text:p text:style-name="P57">Private / Public steuern den Zugriff. Default ist Public</text:p>
        </text:list-item>
        <text:list-item>
          <text:p text:style-name="P58">Constructor:</text:p>
          <text:list>
            <text:list-item>
              <text:p text:style-name="P58">ist nicht static, weil die Instanz erst erzeugt wird und dann der Constructor aufgerufen wird.</text:p>
            </text:list-item>
            <text:list-item>
              <text:p text:style-name="P58">Class Zahl { public Zahl() {return zahl;}}</text:p>
            </text:list-item>
          </text:list>
        </text:list-item>
        <text:list-item>
          <text:p text:style-name="P59">protected void finalize()</text:p>
          <text:list>
            <text:list-item>
              <text:p text:style-name="P59">wird vom Garbage Collector <text:s/>aufgerufen. Sollte man nicht selbst aufrufen</text:p>
            </text:list-item>
            <text:list-item>
              <text:p text:style-name="P59">ist die letzte Methode eines Objekts die aufgerufen wird</text:p>
            </text:list-item>
            <text:list-item>
              <text:p text:style-name="P59">das eigentliche löschen macht die GC, aber vorher kann man mit finalize noch irgendwas machen</text:p>
            </text:list-item>
          </text:list>
        </text:list-item>
      </text:list>
      <text:h text:style-name="Heading_20_3" text:outline-level="3"><text:bookmark-start text:name="__RefHeading___Toc372_1836996326"/><text:span text:style-name="T21">8 </text:span>Operatoren<text:bookmark-end text:name="__RefHeading___Toc372_1836996326"/></text:h>
      <text:list xml:id="list2103421696" text:style-name="L11">
        <text:list-item>
          <text:p text:style-name="P60">für Zahlen: </text:p>
          <text:list>
            <text:list-item>
              <text:p text:style-name="P60">Zuweisungen: + - * /%</text:p>
            </text:list-item>
            <text:list-item>
              <text:p text:style-name="P60">Vergleiche: &lt; &gt; == != <text:span text:style-name="T14">&gt;=</text:span> &lt;=</text:p>
              <text:list>
                <text:list-item>
                  <text:p text:style-name="P61">Bei Objekten werden die Referenzen verglichen, nicht der Inhalt!</text:p>
                </text:list-item>
                <text:list-item>
                  <text:p text:style-name="P61">Vergleich von Inhalten von Objekten mit equals()</text:p>
                </text:list-item>
              </text:list>
            </text:list-item>
          </text:list>
        </text:list-item>
        <text:list-item>
          <text:p text:style-name="P60">für boolean:</text:p>
          <text:list>
            <text:list-item>
              <text:p text:style-name="P60">Vergleiche: <text:span text:style-name="T13">&amp;&amp; == != || </text:span></text:p>
            </text:list-item>
            <text:list-item>
              <text:p text:style-name="P62">Auswertung: ? Expression:Expression (Ternary-Operator)</text:p>
            </text:list-item>
            <text:list-item>
              <text:p text:style-name="P63">z.B. </text:p>
              <text:list>
                <text:list-item>
                  <text:p text:style-name="P63">int tern = true? 12 : 9 <text:s/>// <text:span text:style-name="T15">Ergibt </text:span>tern = 12</text:p>
                </text:list-item>
                <text:list-item>
                  <text:p text:style-name="P63">String tern = false? „Stimmt“ : „Stimmt nicht“ //Ergibt <text:span text:style-name="T15">tern = </text:span>„Stimmt nicht“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374_1836996326"/><text:span text:style-name="T21">9 </text:span>Garbarge Collection<text:bookmark-end text:name="__RefHeading___Toc374_1836996326"/></text:h>
      <text:list xml:id="list62195962" text:style-name="L12">
        <text:list-item>
          <text:p text:style-name="P64">Wird hin und wieder durchgeführt</text:p>
          <text:list>
            <text:list-item>
              <text:p text:style-name="P64">löscht alle Instanzen ohne Referenzen</text:p>
            </text:list-item>
            <text:list-item>
              <text:p text:style-name="P64">Regel ist nicht nachvollziehbar, wird immer optimiert</text:p>
            </text:list-item>
          </text:list>
        </text:list-item>
        <text:list-item>
          <text:p text:style-name="P64"><text:soft-page-break/>kann auch manuell aufgerufen werden</text:p>
          <text:list>
            <text:list-item>
              <text:p text:style-name="P64">sollte aber nicht gemacht werden</text:p>
            </text:list-item>
          </text:list>
        </text:list-item>
      </text:list>
      <text:h text:style-name="Heading_20_3" text:outline-level="3"><text:bookmark-start text:name="__RefHeading___Toc376_1836996326"/><text:span text:style-name="T21">10 </text:span>Arrays<text:bookmark-end text:name="__RefHeading___Toc376_1836996326"/></text:h>
      <text:list xml:id="list3898948127" text:style-name="L13">
        <text:list-item>
          <text:p text:style-name="P66">Sammlung an <text:span text:style-name="T17">Daten eines bestimmten T</text:span>yp<text:span text:style-name="T17">s </text:span></text:p>
        </text:list-item>
        <text:list-item>
          <text:p text:style-name="P68">beliebiger Typ, aber für jeden Eintrag der gleiche</text:p>
        </text:list-item>
        <text:list-item>
          <text:p text:style-name="P69">Länge der Sammlung muss bei Initialisierung feststehen und kann nicht erweitert werden</text:p>
          <text:list>
            <text:list-item>
              <text:p text:style-name="P70">für wachsende Arrays einfach die Klasse ArrayList verwenden</text:p>
            </text:list-item>
          </text:list>
        </text:list-item>
        <text:list-item>
          <text:p text:style-name="P67">char[] values = new char[4];</text:p>
          <text:list>
            <text:list-item>
              <text:p text:style-name="P67">erzeugt ein Array aus chars, was maximal 4 Einträge enthält</text:p>
            </text:list-item>
          </text:list>
        </text:list-item>
        <text:list-item>
          <text:p text:style-name="P72">char[] values = {‚A‘, ‚B‘}</text:p>
          <text:list>
            <text:list-item>
              <text:p text:style-name="P72">erzeugt ein Array aus chars, was bereits mit A und B befüllt ist</text:p>
            </text:list-item>
          </text:list>
        </text:list-item>
        <text:list-item>
          <text:p text:style-name="P72">char[] values = new char [2] {‚A‘,‘B‘}</text:p>
          <text:list>
            <text:list-item>
              <text:p text:style-name="P72">funktioniert nicht, da doppelt gemoppelt</text:p>
            </text:list-item>
          </text:list>
        </text:list-item>
        <text:list-item>
          <text:p text:style-name="P72">char[] values = new char[] {‚A‘,‘B‘}</text:p>
          <text:list>
            <text:list-item>
              <text:p text:style-name="P72">funktioniert wiederum</text:p>
            </text:list-item>
          </text:list>
        </text:list-item>
        <text:list-item>
          <text:p text:style-name="P67">Index beginnt bei 0;</text:p>
        </text:list-item>
        <text:list-item>
          <text:p text:style-name="P73">Arrays von Arrays etc. möglich</text:p>
          <text:list>
            <text:list-item>
              <text:p text:style-name="P65"><text:span text:style-name="T22">long[] [] matrixOfLongs = new long[</text:span><text:span text:style-name="T23">3</text:span><text:span text:style-name="T22">][</text:span><text:span text:style-name="T23">4</text:span><text:span text:style-name="T22">];</text:span></text:p>
            </text:list-item>
            <text:list-item>
              <text:p text:style-name="P65"><text:span text:style-name="T22">muss nicht </text:span><text:span text:style-name="T23">rechteckig</text:span><text:span text:style-name="T22"> sein:</text:span></text:p>
              <text:list>
                <text:list-item>
                  <text:p text:style-name="P65"><text:span text:style-name="T22">matrixOfLongs[</text:span><text:span text:style-name="T23">1</text:span><text:span text:style-name="T22">] = new long[</text:span><text:span text:style-name="T23">5</text:span><text:span text:style-name="T22">]</text:span></text:p>
                </text:list-item>
                <text:list-item>
                  <text:p text:style-name="P73">ist erlaubt</text:p>
                </text:list-item>
              </text:list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C"/>
        <table:table-row>
          <table:table-cell table:style-name="Tabelle1.A1" office:value-type="string">
            <text:p text:style-name="P10">x</text:p>
          </table:table-cell>
          <table:table-cell table:style-name="Tabelle1.A1" office:value-type="string">
            <text:p text:style-name="P10">x</text:p>
          </table:table-cell>
          <table:table-cell table:style-name="Tabelle1.A1" office:value-type="string">
            <text:p text:style-name="P10">x</text:p>
          </table:table-cell>
          <table:table-cell table:style-name="Tabelle1.A1" office:value-type="string">
            <text:p text:style-name="P10">x</text:p>
          </table:table-cell>
          <table:table-cell table:style-name="Tabelle1.E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10">x</text:p>
          </table:table-cell>
          <table:table-cell table:style-name="Tabelle1.E2" office:value-type="string">
            <text:p text:style-name="P10">x</text:p>
          </table:table-cell>
        </table:table-row>
        <table:table-row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10">x</text:p>
          </table:table-cell>
          <table:table-cell table:style-name="Tabelle1.E2" office:value-type="string">
            <text:p text:style-name="P10"/>
          </table:table-cell>
        </table:table-row>
      </table:table>
      <text:h text:style-name="Heading_20_3" text:outline-level="3"><text:bookmark-start text:name="__RefHeading___Toc461_2579202605"/><text:span text:style-name="T24">11 </text:span>Interfaces<text:bookmark-end text:name="__RefHeading___Toc461_2579202605"/></text:h>
      <text:list xml:id="list1958682531" text:style-name="L14">
        <text:list-item>
          <text:p text:style-name="P74">Legt fest welche Methoden implementiert werden sollen</text:p>
        </text:list-item>
        <text:list-item>
          <text:p text:style-name="P75">es können auch Variablen festgelegt werden</text:p>
        </text:list-item>
        <text:list-item>
          <text:p text:style-name="P74">interface Schnittstelle { boolean add();}</text:p>
        </text:list-item>
        <text:list-item>
          <text:p text:style-name="P74">class Schnittstellenimplementation implements Schnistelle {boolean add() {return true;}}</text:p>
        </text:list-item>
        <text:list-item>
          <text:p text:style-name="P74">bei implements müssen zwingend alle Methoden des Interfaces umgesetzt werden</text:p>
        </text:list-item>
        <text:list-item>
          <text:p text:style-name="P74">alle Methoden des Interfaces müssen in der Klasse als public deklariert werden</text:p>
        </text:list-item>
        <text:list-item>
          <text:p text:style-name="P76"><text:soft-page-break/>somit ist für alle Klassen die das Interface implementieren ein Mindeststandard an Methoden definiert</text:p>
        </text:list-item>
        <text:list-item>
          <text:p text:style-name="P77">man kann bei der Variableninstanziierung als Typ auch ein Interface angeben:</text:p>
          <text:list>
            <text:list-item>
              <text:p text:style-name="P77">Schnittstelle sst = new Schnittstellenimplementation();</text:p>
              <text:list>
                <text:list-item>
                  <text:p text:style-name="P78">damit ist das new schnell austauschbar auf eine andere Klasse, die das gleiche Interface implementiert</text:p>
                </text:list-item>
              </text:list>
            </text:list-item>
            <text:list-item>
              <text:p text:style-name="P77">dann kann ich aber nur die Methoden verwenden, die im Interface definiert wurden</text:p>
            </text:list-item>
            <text:list-item>
              <text:p text:style-name="P71">es sei denn ich caste: sst2 = (Schnittstellenimplementation) sst;</text:p>
              <text:list>
                <text:list-item>
                  <text:p text:style-name="P71">Aber dann gut aufpassen, <text:span text:style-name="T25">dass das auch zusammenpasst</text:span>!</text:p>
                </text:list-item>
              </text:list>
            </text:list-item>
          </text:list>
        </text:list-item>
        <text:list-item>
          <text:p text:style-name="P79">Beispiel: Interface List</text:p>
          <text:list>
            <text:list-item>
              <text:p text:style-name="P79">wird u.A. implementiert durch ArrayList und auch durch LinkedList</text:p>
            </text:list-item>
            <text:list-item>
              <text:p text:style-name="P79">Beide haben Vor- und Nachteile, aber halten sich an die in List definierten Methoden</text:p>
            </text:list-item>
          </text:list>
        </text:list-item>
        <text:list-item>
          <text:p text:style-name="P80">Methoden eines Interfaces sind nie static!</text:p>
        </text:list-item>
        <text:list-item>
          <text:p text:style-name="P80">Per default sollte man für jede Klasse ein Interface definieren, damit sie austauschbar bleiben. Man kann dann überlegen, in welchen Fällen es ggf. keinen Sinn macht.</text:p>
        </text:list-item>
        <text:list-item>
          <text:p text:style-name="P81">Immer schön mit Kommentaren <text:span text:style-name="T26">im Interface </text:span>erklären, was passieren soll, um ein einheitliches Verständnis zu erzeugen</text:p>
        </text:list-item>
      </text:list>
      <text:h text:style-name="Heading_20_3" text:outline-level="3"><text:bookmark-start text:name="__RefHeading___Toc519_2203875349"/><text:span text:style-name="T31">12 </text:span>Maven<text:bookmark-end text:name="__RefHeading___Toc519_2203875349"/></text:h>
      <text:list xml:id="list1925448737" text:style-name="L15">
        <text:list-item>
          <text:p text:style-name="P83">Programm um den Build Prozess für Java Projekte zu unterstützen</text:p>
        </text:list-item>
        <text:list-item>
          <text:p text:style-name="P84">Apache Projekt</text:p>
        </text:list-item>
        <text:list-item>
          <text:p text:style-name="P83">Nachfolger von Ant</text:p>
        </text:list-item>
        <text:list-item>
          <text:p text:style-name="P83">Convention over configuration</text:p>
        </text:list-item>
        <text:list-item>
          <text:p text:style-name="P82"><text:span text:style-name="T27">Fest vorgegebene Order</text:span><text:span text:style-name="T28">struktur</text:span><text:span text:style-name="T27">: </text:span></text:p>
          <text:list>
            <text:list-item>
              <text:p text:style-name="P82"><text:span text:style-name="T27">src //</text:span><text:span text:style-name="T28">alle Eingabedateien</text:span></text:p>
              <text:list>
                <text:list-item>
                  <text:p text:style-name="P85">src/main</text:p>
                </text:list-item>
                <text:list-item>
                  <text:p text:style-name="P83">src/<text:span text:style-name="T28">main/</text:span>java</text:p>
                </text:list-item>
                <text:list-item>
                  <text:p text:style-name="P83">src/<text:span text:style-name="T28">main/</text:span>resources</text:p>
                </text:list-item>
                <text:list-item>
                  <text:p text:style-name="P85">src/test/java</text:p>
                </text:list-item>
                <text:list-item>
                  <text:p text:style-name="P85">src/test/resources</text:p>
                </text:list-item>
              </text:list>
            </text:list-item>
            <text:list-item>
              <text:p text:style-name="P85">target</text:p>
              <text:list>
                <text:list-item>
                  <text:p text:style-name="P85">target/classes</text:p>
                </text:list-item>
              </text:list>
            </text:list-item>
            <text:list-item>
              <text:p text:style-name="P85">pom.xml //Projektstruktur/Beschreibung</text:p>
            </text:list-item>
          </text:list>
        </text:list-item>
        <text:list-item>
          <text:p text:style-name="P86">mvn package //kompiliert das Projekte</text:p>
        </text:list-item>
        <text:list-item>
          <text:p text:style-name="P86"><text:soft-page-break/>java -cp target/Hallo.jar Hallo //Java findet die Main Klasse nicht von alleine, deshalb muss man mit -cp (Classpath) die Klasse mit der main Methode noch angeben (hier Hallo)</text:p>
        </text:list-item>
        <text:list-item>
          <text:p text:style-name="P87">Alternative<text:span text:style-name="T33">n</text:span>: Gradle <text:span text:style-name="T33">(Groovy), SBT (Scala Build Tool)</text:span></text:p>
        </text:list-item>
      </text:list>
      <text:h text:style-name="Heading_20_3" text:outline-level="3"><text:bookmark-start text:name="__RefHeading___Toc521_2203875349"/><text:span text:style-name="T31">12.1 </text:span>pom.xml<text:bookmark-end text:name="__RefHeading___Toc521_2203875349"/></text:h>
      <text:p text:style-name="P18">Abhängigkeiten werden im Ordner ~/.m2/ abgelegt</text:p>
      <text:p text:style-name="P18">Beispielstruktur:</text:p>
      <text:p text:style-name="P7">&lt;project&gt;</text:p>
      <text:p text:style-name="P12">&lt;groupId&gt;de.telekom.sea&lt;/groupId&gt;</text:p>
      <text:p text:style-name="P12">&lt;artifactId&gt;Projektname&lt;/artifactId&gt;</text:p>
      <text:p text:style-name="P12">&lt;version&gt;1.0&lt;/version&gt;</text:p>
      <text:p text:style-name="P12">&lt;properties&gt;</text:p>
      <text:p text:style-name="P12"><text:span text:style-name="T29"><text:tab/>&lt;maven.compiler.source&gt;11&lt;/maven.compiler.source&gt;</text:span><text:line-break/><text:tab/>&lt;<text:span text:style-name="T29">maven.compiler.target&gt;11&lt;/maven.compiler.target&gt;</text:span><text:line-break/><text:tab/><text:span text:style-name="T29">&lt;project.build.sourceEncoding&gt;UTF-8&lt;/project.build.sourceEncoding&gt;</text:span></text:p>
      <text:p text:style-name="P12">&lt;/properties&gt;</text:p>
      <text:p text:style-name="P12">&lt;build&gt;</text:p>
      <text:p text:style-name="P12"><text:tab/>&lt;plugins&gt;</text:p>
      <text:p text:style-name="P13"><text:tab/><text:tab/>&lt;plugin&gt;</text:p>
      <text:p text:style-name="P15"><text:tab/><text:tab/><text:tab/>&lt;groupId&gt;<text:span text:style-name="T30">org.apache.maven.plugins</text:span>&lt;/groupId&gt;</text:p>
      <text:p text:style-name="P15"><text:tab/><text:tab/><text:tab/>&lt;artifactId&gt;<text:span text:style-name="T30">maven-jar-plugin</text:span>&lt;/artifactId&gt;</text:p>
      <text:p text:style-name="P15"><text:tab/><text:tab/><text:tab/>&lt;version&gt;<text:span text:style-name="T30">3.2.0</text:span>&lt;/version&gt;</text:p>
      <text:p text:style-name="P15"><text:tab/><text:tab/><text:tab/><text:span text:style-name="T30">&lt;configuration&gt;</text:span></text:p>
      <text:p text:style-name="P15"><text:tab/><text:tab/><text:tab/><text:tab/><text:span text:style-name="T30">&lt;archive&gt;</text:span></text:p>
      <text:p text:style-name="P15"><text:tab/><text:tab/><text:tab/><text:tab/><text:tab/><text:span text:style-name="T30">&lt;manifest&gt;</text:span></text:p>
      <text:p text:style-name="P15"><text:tab/><text:tab/><text:tab/><text:tab/><text:tab/><text:tab/><text:span text:style-name="T30">&lt;mainClass&gt;</text:span><text:span text:style-name="T34">de.telekom.sea.</text:span><text:span text:style-name="T30">Main&lt;/mainClass&gt;</text:span></text:p>
      <text:p text:style-name="P15"><text:tab/><text:tab/><text:tab/><text:tab/><text:tab/><text:span text:style-name="T30">&lt;/manifest&gt;</text:span></text:p>
      <text:p text:style-name="P15"><text:tab/><text:tab/><text:tab/><text:tab/><text:span text:style-name="T30">&lt;/archive&gt;</text:span></text:p>
      <text:p text:style-name="P15"><text:tab/><text:tab/><text:tab/><text:span text:style-name="T30">&lt;/configuration&gt;</text:span></text:p>
      <text:p text:style-name="P13"><text:tab/><text:tab/><text:span text:style-name="T30">&lt;/plugin&gt;</text:span></text:p>
      <text:p text:style-name="P13"><text:tab/><text:span text:style-name="T30">&lt;/plugins&gt;</text:span></text:p>
      <text:p text:style-name="P14">&lt;/build&gt;</text:p>
      <text:p text:style-name="P16">&lt;depende<text:span text:style-name="T32">n</text:span>cies&gt;</text:p>
      <text:p text:style-name="P16"><text:tab/>&lt;dependency&gt;</text:p>
      <text:p text:style-name="P17"><text:s text:c="4"/><text:tab/><text:tab/>&lt;groupId&gt;org.apache.commons&lt;/groupId&gt;</text:p>
      <text:p text:style-name="P17"><text:s text:c="4"/><text:tab/><text:tab/>&lt;artifactId&gt;commons-csv&lt;/artifactId&gt;</text:p>
      <text:p text:style-name="P17"><text:s text:c="4"/><text:tab/><text:tab/>&lt;version&gt;1.8&lt;/version&gt;</text:p>
      <text:p text:style-name="P16"><text:tab/>&lt;/dependency&gt;</text:p>
      <text:p text:style-name="P16">&lt;/dependencies&gt;</text:p>
      <text:p text:style-name="P16">&lt;/project&gt;</text:p>
      <text:p text:style-name="P16"/>
      <text:h text:style-name="P20" text:outline-level="3"><text:bookmark-start text:name="__RefHeading___Toc682_2471362797"/><text:span text:style-name="T37">13 </text:span>Packages<text:bookmark-end text:name="__RefHeading___Toc682_2471362797"/></text:h>
      <text:list xml:id="list1486656221" text:style-name="L16">
        <text:list-item>
          <text:p text:style-name="P88">Um Klassen zu strukturieren</text:p>
        </text:list-item>
        <text:list-item>
          <text:p text:style-name="P89"><text:soft-page-break/>Erste Zeile gibt das Package an, in dem die Klasse liegt: package de.telekom.sea</text:p>
        </text:list-item>
        <text:list-item>
          <text:p text:style-name="P88">Klassen aus anderen Packages mit import importieren</text:p>
        </text:list-item>
        <text:list-item>
          <text:p text:style-name="P89">import de.telekom.sea.seminar.* // importiert alle Klassen im Package seminar</text:p>
        </text:list-item>
        <text:list-item>
          <text:p text:style-name="P89">Der * ist nicht rekursiv auf Unterpackages</text:p>
        </text:list-item>
      </text:list>
      <text:h text:style-name="Heading_20_3" text:outline-level="3"><text:bookmark-start text:name="__RefHeading___Toc684_2471362797"/><text:span text:style-name="T35">1</text:span><text:span text:style-name="T20">4</text:span><text:span text:style-name="T35"> </text:span>Objektorientierung<text:bookmark-end text:name="__RefHeading___Toc684_2471362797"/></text:h>
      <text:list xml:id="list2574988447" text:style-name="L17">
        <text:list-item>
          <text:p text:style-name="P90">Eine Klasse „App“ als Root.</text:p>
        </text:list-item>
        <text:list-item>
          <text:p text:style-name="P90">Instanz von App einmal in main erzeugen und dann run() oder so aufrufen. </text:p>
        </text:list-item>
        <text:list-item>
          <text:p text:style-name="P90">von App aus wird eine Baumstruktur aus Objekten erzeugt.</text:p>
        </text:list-item>
        <text:list-item>
          <text:p text:style-name="P91">App als Singleton definieren, sodass es nur eine Instanz der Klasse geben kann</text:p>
        </text:list-item>
      </text:list>
      <text:p text:style-name="P8"/>
      <text:h text:style-name="P21" text:outline-level="3"><text:bookmark-start text:name="__RefHeading___Toc686_2471362797"/><text:span text:style-name="T35">1</text:span><text:span text:style-name="T20">4</text:span><text:span text:style-name="T35">.1 </text:span>Vererbung<text:bookmark-end text:name="__RefHeading___Toc686_2471362797"/></text:h>
      <text:list xml:id="list773222714" text:style-name="L18">
        <text:list-item>
          <text:p text:style-name="P92">Childklasse extends Parentklasse</text:p>
        </text:list-item>
      </text:list>
      <text:list xml:id="list2745990667" text:style-name="L19">
        <text:list-item>
          <text:p text:style-name="P94">Childklasse übernimmt alle Variablen und Methoden der Parentklasse</text:p>
          <text:list>
            <text:list-item>
              <text:p text:style-name="P93"><text:span text:style-name="T36">sichtbar sind </text:span><text:span text:style-name="T39">nicht die</text:span><text:span text:style-name="T36"> </text:span><text:span text:style-name="T37">p</text:span><text:span text:style-name="T39">rivaten</text:span><text:span text:style-name="T36"> Anteile</text:span></text:p>
            </text:list-item>
            <text:list-item>
              <text:p text:style-name="P95">auf gleichnamige Methoden der Parentklasse kann man mit super zugreifen:</text:p>
              <text:list>
                <text:list-item>
                  <text:p text:style-name="P95">super.equals(object) oder so</text:p>
                </text:list-item>
              </text:list>
            </text:list-item>
          </text:list>
        </text:list-item>
        <text:list-item>
          <text:p text:style-name="P96">Protected bedeutet private für alle außer die Klassen die von dieser Klasse erben</text:p>
        </text:list-item>
        <text:list-item>
          <text:p text:style-name="P97">Interfaces können auch vererben</text:p>
        </text:list-item>
      </text:list>
      <text:h text:style-name="P22" text:outline-level="3"><text:bookmark-start text:name="__RefHeading___Toc768_3603002190"/><text:span text:style-name="T38">15 </text:span>Dies und das<text:bookmark-end text:name="__RefHeading___Toc768_3603002190"/></text:h>
      <text:list xml:id="list2975078923" text:style-name="L20">
        <text:list-item>
          <text:p text:style-name="P98">Für Eingabe java.util nutzen</text:p>
        </text:list-item>
        <text:list-item>
          <text:p text:style-name="P98">Klasse Scanner kann mit System.in initialisiert werden (java.utilsScanner scanner = new java.util.Scanner(System.in)</text:p>
        </text:list-item>
        <text:list-item>
          <text:p text:style-name="P98">Switch:</text:p>
          <text:p text:style-name="P98">switch(result) {</text:p>
        </text:list-item>
      </text:list>
      <text:p text:style-name="P9"><text:tab/><text:tab/>case „1“: System.out.println(„Du hast 1 gewählt“);</text:p>
      <text:p text:style-name="P9"><text:tab/><text:tab/><text:tab/> <text:s text:c="3"/>break;</text:p>
      <text:p text:style-name="P9"><text:tab/><text:tab/>case „2“: System.out.println(„Du hast 2 gewählt“);</text:p>
      <text:p text:style-name="P9"><text:tab/><text:tab/><text:tab/> <text:s text:c="3"/>break;</text:p>
      <text:p text:style-name="P9"><text:tab/><text:tab/>default: <text:s text:c="2"/>System.out.println(„Du hast was anderes gewählt“);</text:p>
      <text:p text:style-name="P9"><text:tab/>}</text:p>
      <text:list xml:id="list2353535923" text:style-name="L21">
        <text:list-item>
          <text:p text:style-name="P99">Ohne break werden die nachfolgenden Befehle auch ausgeführt! (Warum auch immer)</text:p>
        </text:list-item>
      </text:list>
      <text:h text:style-name="Heading_20_3" text:outline-level="3"><text:bookmark-start text:name="__RefHeading___Toc866_1699134460"/><text:soft-page-break/>16 Events und Listener<text:bookmark-end text:name="__RefHeading___Toc866_1699134460"/></text:h>
      <text:list xml:id="list609628046" text:style-name="L22">
        <text:list-item>
          <text:p text:style-name="P100"><text:span text:style-name="T40">Interface EventListener mit einer bestimmten Methode z.B. </text:span><text:span text:style-name="T41">receive</text:span><text:span text:style-name="T40">(</text:span><text:span text:style-name="T41">Event event</text:span><text:span text:style-name="T40">)</text:span></text:p>
        </text:list-item>
        <text:list-item>
          <text:p text:style-name="P101">Klasse Abonnent implements EventListener</text:p>
        </text:list-item>
        <text:list-item>
          <text:p text:style-name="P100"><text:span text:style-name="T40">Klasse Eventerzeuger stellt </text:span><text:span text:style-name="T41">eine </text:span><text:span text:style-name="T40">Subscibe-Methode zur Verfügung</text:span></text:p>
          <text:p text:style-name="P101">Eventerzeuger heise = new Eventerzeuger()</text:p>
        </text:list-item>
        <text:list-item>
          <text:p text:style-name="P101">Abonnent ich = new Abonnent()</text:p>
        </text:list-item>
        <text:list-item>
          <text:p text:style-name="P101">heise.subscribe(ich)</text:p>
        </text:list-item>
        <text:list-item>
          <text:p text:style-name="P100"><text:span text:style-name="T40">Eventerzeuger ruft Methode des Interfaces auf heise.ich.</text:span><text:span text:style-name="T41">receive</text:span><text:span text:style-name="T40">(</text:span><text:span text:style-name="T41">event</text:span><text:span text:style-name="T40">)</text:span></text:p>
        </text:list-item>
      </text:list>
      <text:h text:style-name="Heading_20_3" text:outline-level="3"><text:bookmark-start text:name="__RefHeading___Toc868_1699134460"/>17 Exceptions<text:bookmark-end text:name="__RefHeading___Toc868_1699134460"/></text:h>
      <text:list xml:id="list1878675975" text:style-name="L23">
        <text:list-item>
          <text:p text:style-name="P102">Sind Ausnahmen</text:p>
        </text:list-item>
        <text:list-item>
          <text:p text:style-name="P102">können mit try/catch Block abgefangen werden</text:p>
        </text:list-item>
        <text:list-item>
          <text:p text:style-name="P102">sollte sinnvolle Vorabprüfungen nicht ersetzen (wie if (a!=null))</text:p>
        </text:list-item>
        <text:list-item>
          <text:p text:style-name="P103">Exception Klasse vererbt an speziellere Exceptions wie zb. NullPointerException</text:p>
        </text:list-item>
        <text:list-item>
          <text:p text:style-name="P104">statt return can throw eingesetzt werden, wenn man die Ausnahme nicht behandeln kann</text:p>
          <text:list>
            <text:list-item>
              <text:p text:style-name="P104">throw gibt die Exception raus, statt einem Rückgabewert und kann dann mit catch gefangen werden</text:p>
            </text:list-item>
            <text:list-item>
              <text:p text:style-name="P105">die Methode <text:span text:style-name="T42">kann </text:span>dann „throws“ angeben, <text:span text:style-name="T42">muss aber nicht zwingend</text:span></text:p>
            </text:list-item>
            <text:list-item>
              <text:p text:style-name="P106">throws anzugeben hilft, damit der Aufrufende weiß, dass eine Exception auftreten kann</text:p>
            </text:list-item>
            <text:list-item>
              <text:p text:style-name="P106">throws anzugeben erzwingt einen try catch Block beim Aufrufer <text:span text:style-name="T43">oder der Aufrufer muss mit throws selber den Fehler weiterreichen</text:span></text:p>
            </text:list-item>
          </text:list>
        </text:list-item>
        <text:list-item>
          <text:p text:style-name="P107">Checked exceptions müssen mit throws angekündigt werden</text:p>
        </text:list-item>
        <text:list-item>
          <text:p text:style-name="P107">Unchecked exceptions <text:span text:style-name="T45">müssen </text:span>nicht <text:span text:style-name="T45">angekündigt werden. Also</text:span> RuntimeException <text:span text:style-name="T45">und alle davon abgeleiteten</text:span></text:p>
        </text:list-item>
      </text:list>
      <text:p text:style-name="P9"/>
      <text:p text:style-name="Text_20_body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08:25:28.014855442</meta:creation-date>
    <dc:date>2021-05-05T15:09:19.224312212</dc:date>
    <meta:editing-duration>P1DT3H43M1S</meta:editing-duration>
    <meta:editing-cycles>51</meta:editing-cycles>
    <meta:generator>LibreOffice/6.4.6.2$Linux_X86_64 LibreOffice_project/40$Build-2</meta:generator>
    <meta:document-statistic meta:table-count="1" meta:image-count="0" meta:object-count="0" meta:page-count="9" meta:paragraph-count="276" meta:word-count="1695" meta:character-count="10976" meta:non-whitespace-character-count="9634"/>
  </office:meta>
</office:document-meta>
</file>